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39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0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24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bottom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81" style:family="table-cell" style:parent-style-name="Tabela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2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69"/>
            <table:table-cell table:style-name="ce71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2" office:value-type="string" calcext:value-type="string">
              <text:p>DATA</text:p>
            </table:table-cell>
            <table:table-cell table:style-name="ce77" office:value-type="string" calcext:value-type="string">
              <text:p>SALDO DEVEDOR</text:p>
            </table:table-cell>
            <table:table-cell table:style-name="ce71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6302 - process. 07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2.028.50</text:p>
            <text:p>18/09/2024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7-31" calcext:value-type="date">
            <text:p>31/07/2024</text:p>
          </table:table-cell>
          <table:table-cell table:style-name="ce59" office:value-type="string" calcext:value-type="string">
            <text:p>NF 13112 - mens. 07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3]-[.F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6311 - process. 08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4]-[.F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NF 13124 - mens. 08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08.5" calcext:value-type="float">
            <text:p>708,50</text:p>
          </table:table-cell>
          <table:table-cell table:style-name="ce53" office:value-type="date" office:date-value="2024-09-18" calcext:value-type="date">
            <text:p>18/09/2024</text:p>
          </table:table-cell>
          <table:table-cell table:style-name="ce78" table:formula="of:=[.C5]-[.F5]" office:value-type="float" office:value="-228.5" calcext:value-type="float">
            <text:p>(228,5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6320 - process. 09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191.5" calcext:value-type="float">
            <text:p>191,5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6]-[.F6]" office:value-type="float" office:value="228.5" calcext:value-type="float">
            <text:p>228,50</text:p>
          </table:table-cell>
          <table:table-cell table:style-name="ce24" office:value-type="string" calcext:value-type="string" table:number-columns-spanned="1" table:number-rows-spanned="2">
            <text:p>PG – R$  851,30</text:p>
            <text:p>23/10/2024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NF 13137 - mens. 09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659.8" calcext:value-type="float">
            <text:p>659,8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8" table:formula="of:=[.C7]-[.F7]" office:value-type="float" office:value="-179.8" calcext:value-type="float">
            <text:p>(179,80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6329 - process. 10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240.2" calcext:value-type="float">
            <text:p>240,2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8]-[.F8]" office:value-type="float" office:value="179.8" calcext:value-type="float">
            <text:p>179,80</text:p>
          </table:table-cell>
          <table:table-cell table:style-name="ce24" office:value-type="string" calcext:value-type="string" table:number-columns-spanned="1" table:number-rows-spanned="4">
            <text:p>PG – R$ 1.739,85</text:p>
            <text:p>10/2024 – 240,20</text:p>
            <text:p>10/2024 – 480,00</text:p>
            <text:p>11/2024 – 420,00</text:p>
            <text:p>11/2024 – 599,65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NF 13150 - mens. 10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80" calcext:value-type="float">
            <text:p>48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9]-[.F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6338 - process. 11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20" calcext:value-type="float">
            <text:p>42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0]-[.F1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3 - mens. 11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99.65" calcext:value-type="float">
            <text:p>599,65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8" table:formula="of:=[.C11]-[.F11]" office:value-type="float" office:value="-119.65" calcext:value-type="float">
            <text:p>(119,6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6347 - process. 12/2024</text:p>
          </table:table-cell>
          <table:table-cell table:style-name="ce67" office:value-type="float" office:value="420" calcext:value-type="float">
            <text:p>42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00.35" calcext:value-type="float">
            <text:p>300,35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2]-[.F12]" office:value-type="float" office:value="119.65" calcext:value-type="float">
            <text:p>119,65</text:p>
          </table:table-cell>
          <table:table-cell table:style-name="ce81" office:value-type="string" calcext:value-type="string" table:number-columns-spanned="1" table:number-rows-spanned="2">
            <text:p/>
            <text:p>PG – R$ 1.237,23</text:p>
            <text:p>12/2024 – 300,35</text:p>
            <text:p>12/2024 – 936,88</text:p>
            <text:p/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7 - mens. 12/2024</text:p>
          </table:table-cell>
          <table:table-cell table:style-name="ce67" office:value-type="float" office:value="480" calcext:value-type="float">
            <text:p>48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936.88" calcext:value-type="float">
            <text:p>936,88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8" table:formula="of:=[.C13]-[.F13]" office:value-type="float" office:value="-456.88" calcext:value-type="float">
            <text:p>(456,88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6356 - process. 01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4]-[.F14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 513,00</text:p>
            <text:p>01/2025 – 440,00</text:p>
            <text:p>01/2025 -  73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90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73" calcext:value-type="float">
            <text:p>73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8" table:formula="of:=[.C15]-[.F15]" office:value-type="float" office:value="427" calcext:value-type="float">
            <text:p>427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6365 - process. 02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6]-[.F16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2">
            <text:p>PG – R$ 961,95</text:p>
            <text:p>14/03/2025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3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21.95" calcext:value-type="float">
            <text:p>521,95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8" table:formula="of:=[.C17]-[.F17]" office:value-type="float" office:value="-21.95" calcext:value-type="float">
            <text:p>(21,95)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6374 - process. 03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388.17" calcext:value-type="float">
            <text:p>388,17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8]-[.F18]" office:value-type="float" office:value="51.83" calcext:value-type="float">
            <text:p>51,83</text:p>
          </table:table-cell>
          <table:table-cell table:style-name="ce23" office:value-type="string" calcext:value-type="string" table:number-columns-spanned="1" table:number-rows-spanned="4">
            <text:p>PG – R$ 1.828,17</text:p>
            <text:p>03/2025 – 388,17</text:p>
            <text:p>03/2025 – 500,00</text:p>
            <text:p>04/2025 – 440,00</text:p>
            <text:p>04/2025 – 500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6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19]-[.F19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6383 - process. 04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0]-[.F20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30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8" table:formula="of:=[.C21]-[.F21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6392 - process. 05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2]-[.F22]" office:value-type="float" office:value="0" calcext:value-type="float">
            <text:p>-</text:p>
          </table:table-cell>
          <table:table-cell table:style-name="ce23" office:value-type="string" calcext:value-type="string" table:number-columns-spanned="1" table:number-rows-spanned="4">
            <text:p>PG – R$ 1.787,00</text:p>
            <text:p>05/2025 – 440,00</text:p>
            <text:p>05/2025 – 500,00</text:p>
            <text:p>06/2025 – 440,00</text:p>
            <text:p>06/2025 – 407,00</text:p>
          </table:table-cell>
          <table:table-cell table:style-name="ce84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4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3]-[.F23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6401 - process. 06/2025</text:p>
          </table:table-cell>
          <table:table-cell table:style-name="ce67" office:value-type="float" office:value="440" calcext:value-type="float">
            <text:p>44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40" calcext:value-type="float">
            <text:p>44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4]-[.F24]" office:value-type="float" office:value="0" calcext:value-type="float">
            <text:p>-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8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0"/>
          <table:table-cell table:style-name="ce73" office:value-type="string" calcext:value-type="string">
            <text:p>pg</text:p>
          </table:table-cell>
          <table:table-cell table:style-name="ce67" office:value-type="float" office:value="407" calcext:value-type="float">
            <text:p>407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8" table:formula="of:=[.C25]-[.F25]" office:value-type="float" office:value="93" calcext:value-type="float">
            <text:p>93,00</text:p>
          </table:table-cell>
          <table:covered-table-cell table:style-name="ce23"/>
          <table:table-cell table:style-name="ce84" table:number-columns-repeated="55"/>
        </table:table-row>
        <table:table-row table:style-name="ro2">
          <table:table-cell/>
          <table:table-cell table:style-name="ce61" table:number-columns-repeated="5"/>
          <table:table-cell table:style-name="ce76" office:value-type="string" calcext:value-type="string">
            <text:p>TOTAL</text:p>
          </table:table-cell>
          <table:table-cell table:style-name="ce66" table:formula="of:=SUM([.H2:.H25])" office:value-type="float" office:value="93" calcext:value-type="float">
            <text:p>93,00</text:p>
          </table:table-cell>
          <table:table-cell table:style-name="ce82"/>
          <table:table-cell table:style-name="ce83" table:number-columns-repeated="55"/>
        </table:table-row>
        <table:table-row table:style-name="ro3">
          <table:table-cell table:style-name="ce54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2">
          <table:table-cell table:style-name="ce54"/>
          <table:table-cell table:style-name="ce63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4">
          <table:table-cell table:style-name="ce54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1969">
          <table:table-cell table:style-name="ce56"/>
          <table:table-cell table:style-name="ce64"/>
          <table:table-cell table:style-name="ce68" table:number-columns-repeated="2"/>
          <table:table-cell table:style-name="ce75"/>
          <table:table-cell table:style-name="ce68"/>
          <table:table-cell table:style-name="ce56"/>
          <table:table-cell table:style-name="ce68"/>
          <table:table-cell table:style-name="ce75"/>
          <table:table-cell table:style-name="ce83" table:number-columns-repeated="55"/>
        </table:table-row>
        <table:table-row table:style-name="ro4" table:number-rows-repeated="3354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1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3P0"/>
    </number:number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">
      <number:text>- 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0" number:min-decimal-places="0" number:min-integer-digits="1" number:grouping="true"/>
      <number:text> DM""""""""""""""""</number:text>
    </number:number-style>
    <number:number-style style:name="N124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4P0"/>
    </number:number-style>
    <number:date-style style:name="N125">
      <number:day number:style="long"/>
      <number:text>. </number:text>
      <number:month number:textual="true"/>
      <number:text> </number:text>
      <number:year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  <number:text> DM""""""""""""""""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29">
      <number:text>- DM""""""""""""""""</number:text>
      <style:map style:condition="value()&gt;0" style:apply-style-name="N129P0"/>
      <style:map style:condition="value()&lt;0" style:apply-style-name="N129P1"/>
    </number:number-style>
    <number:time-style style:name="N130">
      <number:minutes number:style="long"/>
      <number:text>:</number:text>
      <number:seconds number:style="long"/>
    </number:time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number-style style:name="N13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6">
      <number:text>(</number:text>
      <number:currency-symbol/>
      <number:text>\,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DM""""""""""""""""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DM""""""""""""""""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42P0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/>
      <number:text>,</number:text>
    </number:time-style>
    <number:number-style style:name="N146P0" style:volatile="true">
      <number:text>R$""""""""""""""""</number:text>
      <number:number number:decimal-places="2" number:min-decimal-places="2" number:min-integer-digits="1" number:grouping="true"/>
    </number:number-style>
    <number:number-style style:name="N14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6">
      <number:text>R$-""""""""""""""""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number:min-decimal-places="2" number:min-integer-digits="1" number:grouping="true"/>
      <number:text> DM""""""""""""""""</number:text>
    </number:number-style>
    <number:number-style style:name="N147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47P0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date-style style:name="N149">
      <number:month number:textual="true"/>
      <number:text> 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R$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</number:text>
      <number:number number:decimal-places="0" number:min-decimal-places="0" number:min-integer-digits="0"/>
      <number:text>"</number:text>
    </number:number-style>
    <number:currency-style style:name="N17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3P0"/>
    </number:currency-style>
    <number:date-style style:name="N174">
      <number:month number:style="long"/>
      <number:text>/</number:text>
      <number:year number:style="long"/>
    </number:date-style>
    <number:number-style style:name="N175P0" style:volatile="true">
      <number:number number:min-integer-digits="1"/>
    </number:number-style>
    <number:number-style style:name="N175P1" style:volatile="true">
      <number:number number:min-integer-digits="1"/>
    </number:number-style>
    <number:number-style style:name="N175">
      <number:text>- DM""""""""""""""""""""""""""""""""""""""""""""""""""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number number:min-integer-digits="1"/>
    </number:number-style>
    <number:number-style style:name="N177P1" style:volatile="true">
      <number:number number:min-integer-digits="1"/>
    </number:number-style>
    <number:number-style style:name="N17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7P0"/>
      <style:map style:condition="value()&lt;0" style:apply-style-name="N177P1"/>
    </number:number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0P0" style:volatile="true"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0">
      <number:text>-</number:text>
      <number:number number:decimal-places="0" number:min-decimal-places="0" number:min-integer-digits="0"/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number:date-style style:name="N184">
      <number:day number:style="long"/>
      <number:text>. </number:text>
      <number:month number:textual="true"/>
    </number:date-style>
    <number:number-style style:name="N186P0" style:volatile="true">
      <number:number number:decimal-places="2" number:min-decimal-places="2" number:min-integer-digits="1" number:grouping="true"/>
      <number:text> DM""""""""""""""""</number:text>
    </number:number-style>
    <number:number-style style:name="N186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86">
      <number:text>-</number:text>
      <number:number number:decimal-places="0" number:min-decimal-places="0" number:min-integer-digits="0"/>
      <number:text> DM""""""""""""""""</number:text>
      <style:map style:condition="value()&gt;0" style:apply-style-name="N186P0"/>
      <style:map style:condition="value()&lt;0" style:apply-style-name="N18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1:12:11.029000000">00:00:00</text:time></text:span><text:span text:style-name="MT2"><text:s/></text:span></text:p>
        </style:region-center>
        <style:region-right>
          <text:p><text:span text:style-name="MT3">Dubom Com. Prod. Jardinagem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ubom Com. Prod. Jardinagem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1:12:11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3:40:28</meta:creation-date>
    <dc:date>2009-03-30T09:11:40</dc:date>
    <dc:language>pt-PT</dc:language>
    <meta:editing-cycles>1</meta:editing-cycles>
    <meta:editing-duration>PT0S</meta:editing-duration>
    <meta:document-statistic meta:table-count="1" meta:cell-count="186" meta:object-count="0"/>
    <meta:user-defined meta:name="Info 0"/>
    <meta:user-defined meta:name="Info 1"/>
    <meta:user-defined meta:name="Info 2"/>
    <meta:user-defined meta:name="Info 3"/>
  </office:meta>
</office:document-meta>
</file>